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  <style:style style:name="P2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C1">
              <text:p text:style-name="P1">C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</table:table-row>
        <table:table-row>
          <table:table-cell office:value-type="string" table:style-name="Tableau1.A2">
            <text:p text:style-name="Table_20_Contents">P3</text:p>
          </table:table-cell>
          <table:table-cell office:value-type="string" table:style-name="Tableau1.A2">
            <text:p text:style-name="Table_20_Contents">P4</text:p>
          </table:table-cell>
          <table:table-cell office:value-type="string" table:style-name="Tableau1.A2">
            <text:p text:style-name="Table_20_Contents">P5</text:p>
          </table:table-cell>
        </table:table-row>
        <table:table-row>
          <table:table-cell office:value-type="string" table:style-name="Tableau1.A2">
            <text:p text:style-name="Table_20_Contents">P6</text:p>
          </table:table-cell>
          <table:table-cell office:value-type="string" table:style-name="Tableau1.A2">
            <text:p text:style-name="Table_20_Contents">P7</text:p>
          </table:table-cell>
          <table:table-cell office:value-type="string" table:style-name="Tableau1.A2">
            <text:p text:style-name="Table_20_Contents">P8</text:p>
          </table:table-cell>
        </table:table-row>
        <table:table-row>
          <table:table-cell office:value-type="string" table:style-name="Tableau1.A2"/>
          <table:table-cell office:value-type="string" table:style-name="Tableau1.A2"/>
          <table:table-cell office:value-type="string" table:style-name="Tableau1.C2">
            <text:p text:style-name="Table_20_Contents">c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cond pag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zxx" style:language-complex="zxx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P1" style:parent-style-name="Header" style:family="paragraph">
      <style:paragraph-properties fo:background-color="#e6e6e6">
        <style:tab-stops>
          <style:tab-stop style:position="16.999cm" style:type="right"/>
        </style:tab-stops>
        <style:background-image/>
      </style:paragraph-properties>
    </style:style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We are in header<text:tab/>Hi, person:P3, P3 first name</text:p>
      </style:header>
      <style:footer>
        <text:p text:style-name="Footer">We are in footer. Number of persons is 8.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6-10-26T09:05:06</meta:creation-date>
    <dc:creator>Gaetan Delannay</dc:creator>
    <dc:date>2008-01-17T18:35:32</dc:date>
    <dc:language>fr-BE</dc:language>
    <meta:editing-cycles>3</meta:editing-cycles>
    <meta:editing-duration>PT9M1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2" meta:paragraph-count="9" meta:word-count="30" meta:character-count="145"/>
  </office:meta>
</office:document-meta>
</file>